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 fo:padding-left="0in" fo:padding-right="0in" fo:padding-top="0in" fo:padding-bottom="0.0193in" fo:border-left="none" fo:border-right="none" fo:border-top="none" fo:border-bottom="0.06pt solid #aaaaaa"/>
    </style:style>
    <style:style style:name="T1" style:family="text">
      <style:text-properties fo:font-variant="normal" fo:text-transform="none" fo:color="#000000" style:font-name="sans-serif" fo:font-size="19.2000007629395pt" fo:letter-spacing="normal" fo:language="es" fo:country="ES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chuwiki.chuidiang.org/index.php?title=Ejemplo_de_servicios_REST_con_JSON_y_contenedor_JEE" text:style-name="Internet_20_link" text:visited-style-name="Visited_20_Internet_20_Link"/></text:p>
      <text:p text:style-name="Standard"><text:a xlink:type="simple" xlink:href="http://chuwiki.chuidiang.org/index.php?title=Ejemplo_de_servicios_REST_con_JSON_y_contenedor_JEE" text:style-name="Internet_20_link" text:visited-style-name="Visited_20_Internet_20_Link"/></text:p>
      <text:p text:style-name="Standard"/>
      <text:h text:style-name="P1" text:outline-level="1"><text:bookmark text:name="firstHeading"/><text:span text:style-name="T1">Ejemplo de servicios REST con JSON y contenedor JEE</text:span></text:h>
      <text:p text:style-name="Standard"/>
      <text:p text:style-name="Standard"><text:a xlink:type="simple" xlink:href="http://chuwiki.chuidiang.org/index.php?title=Ejemplo_de_servicios_REST_con_JSON_y_contenedor_JEE" text:style-name="Internet_20_link" text:visited-style-name="Visited_20_Internet_20_Link">http://chuwiki.chuidiang.org/index.php?title=Ejemplo_de_servicios_REST_con_JSON_y_contenedor_JE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0:19:11.332572540</meta:creation-date>
    <dc:date>2021-03-14T10:19:58.037782035</dc:date>
    <meta:editing-duration>PT50S</meta:editing-duration>
    <meta:editing-cycles>1</meta:editing-cycles>
    <meta:document-statistic meta:table-count="0" meta:image-count="0" meta:object-count="0" meta:page-count="1" meta:paragraph-count="2" meta:word-count="10" meta:character-count="147" meta:non-whitespace-character-count="139"/>
    <meta:generator>LibreOffice/6.4.6.2$Linux_X86_64 LibreOffice_project/40$Build-2</meta:generator>
  </office:meta>
</office:document-meta>
</file>